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style:style style:name="T7" style:family="text">
      <style:text-properties officeooo:rsid="0010cc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Textes : -intro : Nous sommes les messager du chaos, apôtres du néant et héraut du grand vide. On va vous fumer.</text:p>
      <text:p text:style-name="P9"><text:tab/>-victoire : Ce n’est que retarder l’inévitable.</text:p>
      <text:p text:style-name="P9"><text:tab/>-défaite : L’oblitération est ma religion. Le massacre le plus saint des cantiques. Mais la dîme la plus précieuse des doctrines. Pour une modique somme, la vie vous sera accordée… pour le moment.</text:p>
      <text:p text:style-name="P9"><text:tab/><text:tab/><text:span text:style-name="T6">=&gt; refus : game over</text:span></text:p>
      <text:p text:style-name="P9"><text:tab/><text:tab/><text:span text:style-name="T6">=&gt; oui : Gentil toutou.</text:span></text:p>
      <text:p text:style-name="P5">Stats : - Armee : 10</text:p>
      <text:p text:style-name="P10">Survie : - <text:span text:style-name="T2">SI</text:span> + de 10 d’argent, propose d’éviter le game over pour <text:span text:style-name="T7">tout ton fri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13T09:31:45.688914600</dc:date>
    <meta:editing-duration>PT1H11M44S</meta:editing-duration>
    <meta:editing-cycles>12</meta:editing-cycles>
    <meta:document-statistic meta:table-count="0" meta:image-count="0" meta:object-count="0" meta:page-count="1" meta:paragraph-count="17" meta:word-count="213" meta:character-count="1213" meta:non-whitespace-character-count="1007"/>
  </office:meta>
</office:document-meta>
</file>